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0c2" officeooo:paragraph-rsid="000bc0c2"/>
    </style:style>
    <style:style style:name="P2" style:family="paragraph" style:parent-style-name="Standard">
      <style:text-properties officeooo:rsid="000bc0c2" officeooo:paragraph-rsid="000d7600"/>
    </style:style>
    <style:style style:name="P3" style:family="paragraph" style:parent-style-name="Standard">
      <style:text-properties officeooo:rsid="000bc0c2" officeooo:paragraph-rsid="000f62ef"/>
    </style:style>
    <style:style style:name="P4" style:family="paragraph" style:parent-style-name="Standard">
      <style:text-properties officeooo:rsid="000d7600" officeooo:paragraph-rsid="000d7600"/>
    </style:style>
    <style:style style:name="P5" style:family="paragraph" style:parent-style-name="Standard">
      <style:text-properties officeooo:rsid="000f62ef" officeooo:paragraph-rsid="000f62ef"/>
    </style:style>
    <style:style style:name="T1" style:family="text">
      <style:text-properties officeooo:rsid="000d7600"/>
    </style:style>
    <style:style style:name="T2" style:family="text">
      <style:text-properties officeooo:rsid="000f62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SHEET-6(PART-1)</text:p>
      <text:p text:style-name="P1">INHERITANCE AND ABSTRACT CLASSES</text:p>
      <text:p text:style-name="P1"/>
      <text:p text:style-name="P1"/>
      <text:p text:style-name="P1">NAME:RON JACOB VARGHESE</text:p>
      <text:p text:style-name="P1">ROLL NO:AM.EN.U4CSE19346</text:p>
      <text:p text:style-name="P1">S3 CSE-D</text:p>
      <text:p text:style-name="P1"/>
      <text:p text:style-name="P1"/>
      <text:p text:style-name="P1">Q1)</text:p>
      <text:p text:style-name="P3">Observation:</text:p>
      <text:p text:style-name="P3"><text:span text:style-name="T1">The following code is composed of three classes:</text:span></text:p>
      <text:p text:style-name="P2"><text:span text:style-name="T1">Box(the parent class)</text:span></text:p>
      <text:p text:style-name="P4">BoxWeight(a child class of Box)</text:p>
      <text:p text:style-name="P4">Shipment<text:span text:style-name="T2">( a child class of BoxWeight)</text:span></text:p>
      <text:p text:style-name="P4"/>
      <text:p text:style-name="P5">In box:</text:p>
      <text:p text:style-name="P5">Is consist of three constructors:</text:p>
      <text:p text:style-name="P5"/>
      <text:p text:style-name="P5">Box(Box ob)-takes in a Box variable as its parameters</text:p>
      <text:p text:style-name="P5">Box(double w,double h,double d)-takes in w,j,d(all doubles) <text:s/>as its parameter.</text:p>
      <text:p text:style-name="P5">Box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5:51:41.428234091</meta:creation-date>
    <dc:date>2020-09-30T22:35:03.313904943</dc:date>
    <meta:editing-duration>PT8M3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6" meta:word-count="63" meta:character-count="432" meta:non-whitespace-character-count="383"/>
  </office:meta>
</office:document-meta>
</file>